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9in" svg:height="3.5449in" svg:x="6.7736in" svg:y="2.9071in">
            <draw:object draw:notify-on-update-of-ranges="Sheet1.A2:Sheet1.A7 Sheet1.B1:Sheet1.B1 Sheet1.B2:Sheet1.B7 Sheet1.C1:Sheet1.C1 Sheet1.C2:Sheet1.C7 Sheet1.D1:Sheet1.D1 Sheet1.D2:Sheet1.D7 Sheet1.E1:Sheet1.E1 Sheet1.E2:Sheet1.E7 Sheet1.F1:Sheet1.F1 Sheet1.F2:Sheet1.F7 Sheet1.G1:Sheet1.G1 Sheet1.G2:Sheet1.G7 Sheet1.H1:Sheet1.H1 Sheet1.H2:Sheet1.H7 Sheet1.I1:Sheet1.I1 Sheet1.I2:Sheet1.I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9in" svg:height="3.5449in" svg:x="0.087in" svg:y="2.8654in">
            <draw:object draw:notify-on-update-of-ranges="Sheet1.A9:Sheet1.A9 Sheet1.A10:Sheet1.A15 Sheet1.B9:Sheet1.B9 Sheet1.B10:Sheet1.B15 Sheet1.C9:Sheet1.C9 Sheet1.C10:Sheet1.C15 Sheet1.D9:Sheet1.D9 Sheet1.D10:Sheet1.D15 Sheet1.E9:Sheet1.E9 Sheet1.E10:Sheet1.E15 Sheet1.F9:Sheet1.F9 Sheet1.F10:Sheet1.F15 Sheet1.G9:Sheet1.G9 Sheet1.G10:Sheet1.G15 Sheet1.H9:Sheet1.H9 Sheet1.H10:Sheet1.H15 Sheet1.I9:Sheet1.I9 Sheet1.I10:Sheet1.I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Matrix dimension</text:p>
          </table:table-cell>
          <table:table-cell table:style-name="ce2"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  <table:table-cell table:style-name="ce2" office:value-type="string" calcext:value-type="string">
            <text:p>5 threads</text:p>
          </table:table-cell>
          <table:table-cell table:style-name="ce2" office:value-type="string" calcext:value-type="string">
            <text:p>6 threads</text:p>
          </table:table-cell>
          <table:table-cell office:value-type="string" calcext:value-type="string">
            <text:p>7 threads</text:p>
          </table:table-cell>
          <table:table-cell office:value-type="string" calcext:value-type="string">
            <text:p>8 thread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0521465" calcext:value-type="float">
            <text:p>0.0521465</text:p>
          </table:table-cell>
          <table:table-cell office:value-type="float" office:value="0.0662357" calcext:value-type="float">
            <text:p>0.0662357</text:p>
          </table:table-cell>
          <table:table-cell table:style-name="Default" office:value-type="float" office:value="0.0711969" calcext:value-type="float">
            <text:p>0.0711969</text:p>
          </table:table-cell>
          <table:table-cell office:value-type="float" office:value="0.0654669" calcext:value-type="float">
            <text:p>0.0654669</text:p>
          </table:table-cell>
          <table:table-cell office:value-type="float" office:value="0.0608271" calcext:value-type="float">
            <text:p>0.0608271</text:p>
          </table:table-cell>
          <table:table-cell table:style-name="ce3" office:value-type="float" office:value="0.0705348" calcext:value-type="float">
            <text:p>0.0705348</text:p>
          </table:table-cell>
          <table:table-cell table:style-name="Default" office:value-type="float" office:value="0.0705498" calcext:value-type="float">
            <text:p>0.0705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9661" calcext:value-type="float">
            <text:p>1.09661</text:p>
          </table:table-cell>
          <table:table-cell office:value-type="float" office:value="0.552623" calcext:value-type="float">
            <text:p>0.552623</text:p>
          </table:table-cell>
          <table:table-cell office:value-type="float" office:value="0.490785" calcext:value-type="float">
            <text:p>0.490785</text:p>
          </table:table-cell>
          <table:table-cell table:style-name="Default" office:value-type="float" office:value="0.631894" calcext:value-type="float">
            <text:p>0.631894</text:p>
          </table:table-cell>
          <table:table-cell office:value-type="float" office:value="0.608218" calcext:value-type="float">
            <text:p>0.608218</text:p>
          </table:table-cell>
          <table:table-cell office:value-type="float" office:value="0.564258" calcext:value-type="float">
            <text:p>0.564258</text:p>
          </table:table-cell>
          <table:table-cell table:style-name="ce3" office:value-type="float" office:value="0.49171" calcext:value-type="float">
            <text:p>0.49171</text:p>
          </table:table-cell>
          <table:table-cell table:style-name="Default" office:value-type="float" office:value="0.494379" calcext:value-type="float">
            <text:p>0.4943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8476" calcext:value-type="float">
            <text:p>4.8476</text:p>
          </table:table-cell>
          <table:table-cell office:value-type="float" office:value="2.21437" calcext:value-type="float">
            <text:p>2.21437</text:p>
          </table:table-cell>
          <table:table-cell office:value-type="float" office:value="2.22228" calcext:value-type="float">
            <text:p>2.22228</text:p>
          </table:table-cell>
          <table:table-cell table:style-name="Default" office:value-type="float" office:value="2.4959" calcext:value-type="float">
            <text:p>2.4959</text:p>
          </table:table-cell>
          <table:table-cell office:value-type="float" office:value="2.46144" calcext:value-type="float">
            <text:p>2.46144</text:p>
          </table:table-cell>
          <table:table-cell office:value-type="float" office:value="2.38825" calcext:value-type="float">
            <text:p>2.38825</text:p>
          </table:table-cell>
          <table:table-cell table:style-name="ce3" office:value-type="float" office:value="2.14428" calcext:value-type="float">
            <text:p>2.14428</text:p>
          </table:table-cell>
          <table:table-cell table:style-name="Default" office:value-type="float" office:value="2.12063" calcext:value-type="float">
            <text:p>2.12063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.2426" calcext:value-type="float">
            <text:p>11.2426</text:p>
          </table:table-cell>
          <table:table-cell office:value-type="float" office:value="5.39769" calcext:value-type="float">
            <text:p>5.39769</text:p>
          </table:table-cell>
          <table:table-cell office:value-type="float" office:value="6.72609" calcext:value-type="float">
            <text:p>6.72609</text:p>
          </table:table-cell>
          <table:table-cell table:style-name="Default" office:value-type="float" office:value="7.32951" calcext:value-type="float">
            <text:p>7.32951</text:p>
          </table:table-cell>
          <table:table-cell office:value-type="float" office:value="7.0279" calcext:value-type="float">
            <text:p>7.0279</text:p>
          </table:table-cell>
          <table:table-cell office:value-type="float" office:value="6.90051" calcext:value-type="float">
            <text:p>6.90051</text:p>
          </table:table-cell>
          <table:table-cell table:style-name="ce3" office:value-type="float" office:value="6.38989" calcext:value-type="float">
            <text:p>6.38989</text:p>
          </table:table-cell>
          <table:table-cell table:style-name="Default" office:value-type="float" office:value="6.22656" calcext:value-type="float">
            <text:p>6.226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3.4808" calcext:value-type="float">
            <text:p>23.4808</text:p>
          </table:table-cell>
          <table:table-cell office:value-type="float" office:value="12.0599" calcext:value-type="float">
            <text:p>12.0599</text:p>
          </table:table-cell>
          <table:table-cell office:value-type="float" office:value="11.3292" calcext:value-type="float">
            <text:p>11.3292</text:p>
          </table:table-cell>
          <table:table-cell table:style-name="Default" office:value-type="float" office:value="13.4061" calcext:value-type="float">
            <text:p>13.4061</text:p>
          </table:table-cell>
          <table:table-cell office:value-type="float" office:value="17.937" calcext:value-type="float">
            <text:p>17.937</text:p>
          </table:table-cell>
          <table:table-cell office:value-type="float" office:value="17.8863" calcext:value-type="float">
            <text:p>17.8863</text:p>
          </table:table-cell>
          <table:table-cell table:style-name="ce3" office:value-type="float" office:value="16.4258" calcext:value-type="float">
            <text:p>16.4258</text:p>
          </table:table-cell>
          <table:table-cell table:style-name="Default" office:value-type="float" office:value="16.3594" calcext:value-type="float">
            <text:p>16.35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1.3586" calcext:value-type="float">
            <text:p>41.3586</text:p>
          </table:table-cell>
          <table:table-cell office:value-type="float" office:value="19.435" calcext:value-type="float">
            <text:p>19.435</text:p>
          </table:table-cell>
          <table:table-cell office:value-type="float" office:value="22.4648" calcext:value-type="float">
            <text:p>22.4648</text:p>
          </table:table-cell>
          <table:table-cell table:style-name="Default" office:value-type="float" office:value="19.1626" calcext:value-type="float">
            <text:p>19.1626</text:p>
          </table:table-cell>
          <table:table-cell office:value-type="float" office:value="29.2973" calcext:value-type="float">
            <text:p>29.2973</text:p>
          </table:table-cell>
          <table:table-cell office:value-type="float" office:value="30.2153" calcext:value-type="float">
            <text:p>30.2153</text:p>
          </table:table-cell>
          <table:table-cell table:style-name="ce3" office:value-type="float" office:value="30.1704" calcext:value-type="float">
            <text:p>30.1704</text:p>
          </table:table-cell>
          <table:table-cell table:style-name="Default" office:value-type="float" office:value="30.5009" calcext:value-type="float">
            <text:p>30.5009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atrix dimension</text:p>
          </table:table-cell>
          <table:table-cell table:style-name="ce2"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table:style-name="ce2"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  <table:table-cell table:style-name="ce2" office:value-type="string" calcext:value-type="string">
            <text:p>5 threads</text:p>
          </table:table-cell>
          <table:table-cell table:style-name="ce2" office:value-type="string" calcext:value-type="string">
            <text:p>6 threads</text:p>
          </table:table-cell>
          <table:table-cell office:value-type="string" calcext:value-type="string">
            <text:p>7 threads</text:p>
          </table:table-cell>
          <table:table-cell office:value-type="string" calcext:value-type="string">
            <text:p>8 thread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69228" calcext:value-type="float">
            <text:p>0.0469228</text:p>
          </table:table-cell>
          <table:table-cell table:style-name="ce3" office:value-type="float" office:value="0.0278387" calcext:value-type="float">
            <text:p>0.0278387</text:p>
          </table:table-cell>
          <table:table-cell office:value-type="float" office:value="0.0325104" calcext:value-type="float">
            <text:p>0.0325104</text:p>
          </table:table-cell>
          <table:table-cell office:value-type="float" office:value="0.0339911" calcext:value-type="float">
            <text:p>0.0339911</text:p>
          </table:table-cell>
          <table:table-cell office:value-type="float" office:value="0.0326535" calcext:value-type="float">
            <text:p>0.0326535</text:p>
          </table:table-cell>
          <table:table-cell office:value-type="float" office:value="0.0328994" calcext:value-type="float">
            <text:p>0.0328994</text:p>
          </table:table-cell>
          <table:table-cell office:value-type="float" office:value="0.0337984" calcext:value-type="float">
            <text:p>0.0337984</text:p>
          </table:table-cell>
          <table:table-cell office:value-type="float" office:value="0.0279893" calcext:value-type="float">
            <text:p>0.02798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51413" calcext:value-type="float">
            <text:p>0.451413</text:p>
          </table:table-cell>
          <table:table-cell table:style-name="ce3" office:value-type="float" office:value="0.251182" calcext:value-type="float">
            <text:p>0.251182</text:p>
          </table:table-cell>
          <table:table-cell office:value-type="float" office:value="0.37012" calcext:value-type="float">
            <text:p>0.37012</text:p>
          </table:table-cell>
          <table:table-cell office:value-type="float" office:value="0.270722" calcext:value-type="float">
            <text:p>0.270722</text:p>
          </table:table-cell>
          <table:table-cell office:value-type="float" office:value="0.271577" calcext:value-type="float">
            <text:p>0.271577</text:p>
          </table:table-cell>
          <table:table-cell office:value-type="float" office:value="0.227074" calcext:value-type="float">
            <text:p>0.227074</text:p>
          </table:table-cell>
          <table:table-cell office:value-type="float" office:value="0.216967" calcext:value-type="float">
            <text:p>0.216967</text:p>
          </table:table-cell>
          <table:table-cell office:value-type="float" office:value="0.223604" calcext:value-type="float">
            <text:p>0.22360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51243" calcext:value-type="float">
            <text:p>1.51243</text:p>
          </table:table-cell>
          <table:table-cell table:style-name="ce3" office:value-type="float" office:value="0.87733" calcext:value-type="float">
            <text:p>0.87733</text:p>
          </table:table-cell>
          <table:table-cell office:value-type="float" office:value="1.15905" calcext:value-type="float">
            <text:p>1.15905</text:p>
          </table:table-cell>
          <table:table-cell office:value-type="float" office:value="0.945113" calcext:value-type="float">
            <text:p>0.945113</text:p>
          </table:table-cell>
          <table:table-cell office:value-type="float" office:value="0.917529" calcext:value-type="float">
            <text:p>0.917529</text:p>
          </table:table-cell>
          <table:table-cell office:value-type="float" office:value="0.758115" calcext:value-type="float">
            <text:p>0.758115</text:p>
          </table:table-cell>
          <table:table-cell office:value-type="float" office:value="0.764295" calcext:value-type="float">
            <text:p>0.764295</text:p>
          </table:table-cell>
          <table:table-cell office:value-type="float" office:value="0.751618" calcext:value-type="float">
            <text:p>0.7516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48222" calcext:value-type="float">
            <text:p>3.48222</text:p>
          </table:table-cell>
          <table:table-cell table:style-name="ce3" office:value-type="float" office:value="2.01844" calcext:value-type="float">
            <text:p>2.01844</text:p>
          </table:table-cell>
          <table:table-cell office:value-type="float" office:value="2.66351" calcext:value-type="float">
            <text:p>2.66351</text:p>
          </table:table-cell>
          <table:table-cell office:value-type="float" office:value="2.22776" calcext:value-type="float">
            <text:p>2.22776</text:p>
          </table:table-cell>
          <table:table-cell office:value-type="float" office:value="2.19835" calcext:value-type="float">
            <text:p>2.19835</text:p>
          </table:table-cell>
          <table:table-cell office:value-type="float" office:value="1.85517" calcext:value-type="float">
            <text:p>1.85517</text:p>
          </table:table-cell>
          <table:table-cell office:value-type="float" office:value="1.7764" calcext:value-type="float">
            <text:p>1.7764</text:p>
          </table:table-cell>
          <table:table-cell office:value-type="float" office:value="1.77907" calcext:value-type="float">
            <text:p>1.7790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6723" calcext:value-type="float">
            <text:p>6.6723</text:p>
          </table:table-cell>
          <table:table-cell table:style-name="ce3" office:value-type="float" office:value="3.88947" calcext:value-type="float">
            <text:p>3.88947</text:p>
          </table:table-cell>
          <table:table-cell office:value-type="float" office:value="3.97374" calcext:value-type="float">
            <text:p>3.97374</text:p>
          </table:table-cell>
          <table:table-cell office:value-type="float" office:value="3.74681" calcext:value-type="float">
            <text:p>3.74681</text:p>
          </table:table-cell>
          <table:table-cell office:value-type="float" office:value="4.15977" calcext:value-type="float">
            <text:p>4.15977</text:p>
          </table:table-cell>
          <table:table-cell office:value-type="float" office:value="3.57026" calcext:value-type="float">
            <text:p>3.57026</text:p>
          </table:table-cell>
          <table:table-cell office:value-type="float" office:value="3.5475" calcext:value-type="float">
            <text:p>3.5475</text:p>
          </table:table-cell>
          <table:table-cell office:value-type="float" office:value="3.57632" calcext:value-type="float">
            <text:p>3.576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.3565" calcext:value-type="float">
            <text:p>11.3565</text:p>
          </table:table-cell>
          <table:table-cell table:style-name="ce3" office:value-type="float" office:value="6.63105" calcext:value-type="float">
            <text:p>6.63105</text:p>
          </table:table-cell>
          <table:table-cell office:value-type="float" office:value="6.66439" calcext:value-type="float">
            <text:p>6.66439</text:p>
          </table:table-cell>
          <table:table-cell office:value-type="float" office:value="5.70318" calcext:value-type="float">
            <text:p>5.70318</text:p>
          </table:table-cell>
          <table:table-cell office:value-type="float" office:value="6.9382" calcext:value-type="float">
            <text:p>6.9382</text:p>
          </table:table-cell>
          <table:table-cell office:value-type="float" office:value="6.12281" calcext:value-type="float">
            <text:p>6.12281</text:p>
          </table:table-cell>
          <table:table-cell office:value-type="float" office:value="6.21853" calcext:value-type="float">
            <text:p>6.21853</text:p>
          </table:table-cell>
          <table:table-cell office:value-type="float" office:value="6.10132" calcext:value-type="float">
            <text:p>6.1013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01:07:28.624866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6:04:34.982644060</meta:creation-date>
    <dc:date>2018-03-13T06:29:35.282046105</dc:date>
    <meta:editing-duration>PT15M3S</meta:editing-duration>
    <meta:editing-cycles>2</meta:editing-cycles>
    <meta:generator>LibreOffice/4.2.8.2$Linux_X86_64 LibreOffice_project/420m0$Build-2</meta:generator>
    <meta:document-statistic meta:table-count="1" meta:cell-count="1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title svg:x="3.971cm" svg:y="0.316cm" chart:style-name="ch2">
          <text:p>Thread Parallelism Performance (naive)</text:p>
        </chart:title>
        <chart:legend chart:legend-position="end" svg:x="13.222cm" svg:y="2.46cm" style:legend-expansion="high" chart:style-name="ch3"/>
        <chart:plot-area chart:style-name="ch4" table:cell-range-address="Sheet1.A1:Sheet1.I7" chart:data-source-has-labels="both" svg:x="1.33cm" svg:y="1.301cm" svg:width="11.573cm" svg:height="6.543cm">
          <chartooo:coordinate-region svg:x="1.951cm" svg:y="1.501cm" svg:width="10.58cm" svg:height="5.696cm"/>
          <chart:axis chart:dimension="x" chart:name="primary-x" chart:style-name="ch5" chartooo:axis-type="auto">
            <chartooo:date-scale/>
            <chart:title svg:x="5.828cm" svg:y="8.024cm" chart:style-name="ch6">
              <text:p>Matrix dimension</text:p>
            </chart:title>
            <chart:categories table:cell-range-address="Sheet1.A2:Sheet1.A7"/>
          </chart:axis>
          <chart:axis chart:dimension="y" chart:name="primary-y" chart:style-name="ch5">
            <chart:title svg:x="0.451cm" svg:y="5.198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series chart:style-name="ch10" chart:values-cell-range-address="Sheet1.C2:Sheet1.C7" chart:label-cell-address="Sheet1.C1:Sheet1.C1" chart:class="chart:line">
            <chart:data-point chart:repeated="6"/>
          </chart:series>
          <chart:series chart:style-name="ch11" chart:values-cell-range-address="Sheet1.D2:Sheet1.D7" chart:label-cell-address="Sheet1.D1:Sheet1.D1" chart:class="chart:line">
            <chart:data-point chart:repeated="6"/>
          </chart:series>
          <chart:series chart:style-name="ch12" chart:values-cell-range-address="Sheet1.E2:Sheet1.E7" chart:label-cell-address="Sheet1.E1:Sheet1.E1" chart:class="chart:line">
            <chart:data-point chart:repeated="6"/>
          </chart:series>
          <chart:series chart:style-name="ch13" chart:values-cell-range-address="Sheet1.F2:Sheet1.F7" chart:label-cell-address="Sheet1.F1:Sheet1.F1" chart:class="chart:line">
            <chart:data-point chart:repeated="6"/>
          </chart:series>
          <chart:series chart:style-name="ch14" chart:values-cell-range-address="Sheet1.G2:Sheet1.G7" chart:label-cell-address="Sheet1.G1:Sheet1.G1" chart:class="chart:line">
            <chart:data-point chart:repeated="6"/>
          </chart:series>
          <chart:series chart:style-name="ch15" chart:values-cell-range-address="Sheet1.H2:Sheet1.H7" chart:label-cell-address="Sheet1.H1:Sheet1.H1" chart:class="chart:line">
            <chart:data-point chart:repeated="6"/>
          </chart:series>
          <chart:series chart:style-name="ch16" chart:values-cell-range-address="Sheet1.I2:Sheet1.I7" chart:label-cell-address="Sheet1.I1:Sheet1.I1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1:Sheet1.B1</svg:desc>
                </draw:g>
              </table:table-cell>
              <table:table-cell office:value-type="string">
                <text:p>2 threads</text:p>
                <draw:g>
                  <svg:desc>Sheet1.C1:Sheet1.C1</svg:desc>
                </draw:g>
              </table:table-cell>
              <table:table-cell office:value-type="string">
                <text:p>3 threads</text:p>
                <draw:g>
                  <svg:desc>Sheet1.D1:Sheet1.D1</svg:desc>
                </draw:g>
              </table:table-cell>
              <table:table-cell office:value-type="string">
                <text:p>4 threads</text:p>
                <draw:g>
                  <svg:desc>Sheet1.E1:Sheet1.E1</svg:desc>
                </draw:g>
              </table:table-cell>
              <table:table-cell office:value-type="string">
                <text:p>5 threads</text:p>
                <draw:g>
                  <svg:desc>Sheet1.F1:Sheet1.F1</svg:desc>
                </draw:g>
              </table:table-cell>
              <table:table-cell office:value-type="string">
                <text:p>6 threads</text:p>
                <draw:g>
                  <svg:desc>Sheet1.G1:Sheet1.G1</svg:desc>
                </draw:g>
              </table:table-cell>
              <table:table-cell office:value-type="string">
                <text:p>7 threads</text:p>
                <draw:g>
                  <svg:desc>Sheet1.H1:Sheet1.H1</svg:desc>
                </draw:g>
              </table:table-cell>
              <table:table-cell office:value-type="string">
                <text:p>8 thread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:Sheet1.A7</svg:desc>
                </draw:g>
              </table:table-cell>
              <table:table-cell office:value-type="float" office:value="0.111691">
                <text:p>0.111691</text:p>
                <draw:g>
                  <svg:desc>Sheet1.B2:Sheet1.B7</svg:desc>
                </draw:g>
              </table:table-cell>
              <table:table-cell office:value-type="float" office:value="0.0521465">
                <text:p>0.0521465</text:p>
                <draw:g>
                  <svg:desc>Sheet1.C2:Sheet1.C7</svg:desc>
                </draw:g>
              </table:table-cell>
              <table:table-cell office:value-type="float" office:value="0.0662357">
                <text:p>0.0662357</text:p>
                <draw:g>
                  <svg:desc>Sheet1.D2:Sheet1.D7</svg:desc>
                </draw:g>
              </table:table-cell>
              <table:table-cell office:value-type="float" office:value="0.0711969">
                <text:p>0.0711969</text:p>
                <draw:g>
                  <svg:desc>Sheet1.E2:Sheet1.E7</svg:desc>
                </draw:g>
              </table:table-cell>
              <table:table-cell office:value-type="float" office:value="0.0654669">
                <text:p>0.0654669</text:p>
                <draw:g>
                  <svg:desc>Sheet1.F2:Sheet1.F7</svg:desc>
                </draw:g>
              </table:table-cell>
              <table:table-cell office:value-type="float" office:value="0.0608271">
                <text:p>0.0608271</text:p>
                <draw:g>
                  <svg:desc>Sheet1.G2:Sheet1.G7</svg:desc>
                </draw:g>
              </table:table-cell>
              <table:table-cell office:value-type="float" office:value="0.0705348">
                <text:p>0.0705348</text:p>
                <draw:g>
                  <svg:desc>Sheet1.H2:Sheet1.H7</svg:desc>
                </draw:g>
              </table:table-cell>
              <table:table-cell office:value-type="float" office:value="0.0705498">
                <text:p>0.0705498</text:p>
                <draw:g>
                  <svg:desc>Sheet1.I2:Sheet1.I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9661">
                <text:p>1.09661</text:p>
              </table:table-cell>
              <table:table-cell office:value-type="float" office:value="0.552623">
                <text:p>0.552623</text:p>
              </table:table-cell>
              <table:table-cell office:value-type="float" office:value="0.490785">
                <text:p>0.490785</text:p>
              </table:table-cell>
              <table:table-cell office:value-type="float" office:value="0.631894">
                <text:p>0.631894</text:p>
              </table:table-cell>
              <table:table-cell office:value-type="float" office:value="0.608218">
                <text:p>0.608218</text:p>
              </table:table-cell>
              <table:table-cell office:value-type="float" office:value="0.564258">
                <text:p>0.564258</text:p>
              </table:table-cell>
              <table:table-cell office:value-type="float" office:value="0.49171">
                <text:p>0.49171</text:p>
              </table:table-cell>
              <table:table-cell office:value-type="float" office:value="0.494379">
                <text:p>0.49437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.8476">
                <text:p>4.8476</text:p>
              </table:table-cell>
              <table:table-cell office:value-type="float" office:value="2.21437">
                <text:p>2.21437</text:p>
              </table:table-cell>
              <table:table-cell office:value-type="float" office:value="2.22228">
                <text:p>2.22228</text:p>
              </table:table-cell>
              <table:table-cell office:value-type="float" office:value="2.4959">
                <text:p>2.4959</text:p>
              </table:table-cell>
              <table:table-cell office:value-type="float" office:value="2.46144">
                <text:p>2.46144</text:p>
              </table:table-cell>
              <table:table-cell office:value-type="float" office:value="2.38825">
                <text:p>2.38825</text:p>
              </table:table-cell>
              <table:table-cell office:value-type="float" office:value="2.14428">
                <text:p>2.14428</text:p>
              </table:table-cell>
              <table:table-cell office:value-type="float" office:value="2.12063">
                <text:p>2.1206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2426">
                <text:p>11.2426</text:p>
              </table:table-cell>
              <table:table-cell office:value-type="float" office:value="5.39769">
                <text:p>5.39769</text:p>
              </table:table-cell>
              <table:table-cell office:value-type="float" office:value="6.72609">
                <text:p>6.72609</text:p>
              </table:table-cell>
              <table:table-cell office:value-type="float" office:value="7.32951">
                <text:p>7.32951</text:p>
              </table:table-cell>
              <table:table-cell office:value-type="float" office:value="7.0279">
                <text:p>7.0279</text:p>
              </table:table-cell>
              <table:table-cell office:value-type="float" office:value="6.90051">
                <text:p>6.90051</text:p>
              </table:table-cell>
              <table:table-cell office:value-type="float" office:value="6.38989">
                <text:p>6.38989</text:p>
              </table:table-cell>
              <table:table-cell office:value-type="float" office:value="6.22656">
                <text:p>6.226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3.4808">
                <text:p>23.4808</text:p>
              </table:table-cell>
              <table:table-cell office:value-type="float" office:value="12.0599">
                <text:p>12.0599</text:p>
              </table:table-cell>
              <table:table-cell office:value-type="float" office:value="11.3292">
                <text:p>11.3292</text:p>
              </table:table-cell>
              <table:table-cell office:value-type="float" office:value="13.4061">
                <text:p>13.4061</text:p>
              </table:table-cell>
              <table:table-cell office:value-type="float" office:value="17.937">
                <text:p>17.937</text:p>
              </table:table-cell>
              <table:table-cell office:value-type="float" office:value="17.8863">
                <text:p>17.8863</text:p>
              </table:table-cell>
              <table:table-cell office:value-type="float" office:value="16.4258">
                <text:p>16.4258</text:p>
              </table:table-cell>
              <table:table-cell office:value-type="float" office:value="16.3594">
                <text:p>16.35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1.3586">
                <text:p>41.3586</text:p>
              </table:table-cell>
              <table:table-cell office:value-type="float" office:value="19.435">
                <text:p>19.435</text:p>
              </table:table-cell>
              <table:table-cell office:value-type="float" office:value="22.4648">
                <text:p>22.4648</text:p>
              </table:table-cell>
              <table:table-cell office:value-type="float" office:value="19.1626">
                <text:p>19.1626</text:p>
              </table:table-cell>
              <table:table-cell office:value-type="float" office:value="29.2973">
                <text:p>29.2973</text:p>
              </table:table-cell>
              <table:table-cell office:value-type="float" office:value="30.2153">
                <text:p>30.2153</text:p>
              </table:table-cell>
              <table:table-cell office:value-type="float" office:value="30.1704">
                <text:p>30.1704</text:p>
              </table:table-cell>
              <table:table-cell office:value-type="float" office:value="30.5009">
                <text:p>30.5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title svg:x="3.72cm" svg:y="0.316cm" chart:style-name="ch2">
          <text:p>Thread Parallism Performance (optimized)</text:p>
        </chart:title>
        <chart:legend chart:legend-position="end" svg:x="13.222cm" svg:y="2.46cm" style:legend-expansion="high" chart:style-name="ch3"/>
        <chart:plot-area chart:style-name="ch4" table:cell-range-address="Sheet1.A9:Sheet1.I15" chart:data-source-has-labels="both" svg:x="1.33cm" svg:y="1.301cm" svg:width="11.573cm" svg:height="6.543cm">
          <chartooo:coordinate-region svg:x="1.951cm" svg:y="1.5cm" svg:width="10.58cm" svg:height="5.697cm"/>
          <chart:axis chart:dimension="x" chart:name="primary-x" chart:style-name="ch5" chartooo:axis-type="auto">
            <chartooo:date-scale/>
            <chart:title svg:x="5.828cm" svg:y="8.024cm" chart:style-name="ch6">
              <text:p>Matrix dimension</text:p>
            </chart:title>
            <chart:categories table:cell-range-address="Sheet1.A10:Sheet1.A15"/>
          </chart:axis>
          <chart:axis chart:dimension="y" chart:name="primary-y" chart:style-name="ch5">
            <chart:title svg:x="0.451cm" svg:y="5.198cm" chart:style-name="ch7">
              <text:p>Time (s)</text:p>
            </chart:title>
            <chart:grid chart:style-name="ch8" chart:class="major"/>
          </chart:axis>
          <chart:series chart:style-name="ch9" chart:values-cell-range-address="Sheet1.B10:Sheet1.B15" chart:label-cell-address="Sheet1.B9:Sheet1.B9" chart:class="chart:line">
            <chart:data-point chart:repeated="6"/>
          </chart:series>
          <chart:series chart:style-name="ch10" chart:values-cell-range-address="Sheet1.C10:Sheet1.C15" chart:label-cell-address="Sheet1.C9:Sheet1.C9" chart:class="chart:line">
            <chart:data-point chart:repeated="6"/>
          </chart:series>
          <chart:series chart:style-name="ch11" chart:values-cell-range-address="Sheet1.D10:Sheet1.D15" chart:label-cell-address="Sheet1.D9:Sheet1.D9" chart:class="chart:line">
            <chart:data-point chart:repeated="6"/>
          </chart:series>
          <chart:series chart:style-name="ch12" chart:values-cell-range-address="Sheet1.E10:Sheet1.E15" chart:label-cell-address="Sheet1.E9:Sheet1.E9" chart:class="chart:line">
            <chart:data-point chart:repeated="6"/>
          </chart:series>
          <chart:series chart:style-name="ch13" chart:values-cell-range-address="Sheet1.F10:Sheet1.F15" chart:label-cell-address="Sheet1.F9:Sheet1.F9" chart:class="chart:line">
            <chart:data-point chart:repeated="6"/>
          </chart:series>
          <chart:series chart:style-name="ch14" chart:values-cell-range-address="Sheet1.G10:Sheet1.G15" chart:label-cell-address="Sheet1.G9:Sheet1.G9" chart:class="chart:line">
            <chart:data-point chart:repeated="6"/>
          </chart:series>
          <chart:series chart:style-name="ch15" chart:values-cell-range-address="Sheet1.H10:Sheet1.H15" chart:label-cell-address="Sheet1.H9:Sheet1.H9" chart:class="chart:line">
            <chart:data-point chart:repeated="6"/>
          </chart:series>
          <chart:series chart:style-name="ch16" chart:values-cell-range-address="Sheet1.I10:Sheet1.I15" chart:label-cell-address="Sheet1.I9:Sheet1.I9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9:Sheet1.B9</svg:desc>
                </draw:g>
              </table:table-cell>
              <table:table-cell office:value-type="string">
                <text:p>2 threads</text:p>
                <draw:g>
                  <svg:desc>Sheet1.C9:Sheet1.C9</svg:desc>
                </draw:g>
              </table:table-cell>
              <table:table-cell office:value-type="string">
                <text:p>3 threads</text:p>
                <draw:g>
                  <svg:desc>Sheet1.D9:Sheet1.D9</svg:desc>
                </draw:g>
              </table:table-cell>
              <table:table-cell office:value-type="string">
                <text:p>4 threads</text:p>
                <draw:g>
                  <svg:desc>Sheet1.E9:Sheet1.E9</svg:desc>
                </draw:g>
              </table:table-cell>
              <table:table-cell office:value-type="string">
                <text:p>5 threads</text:p>
                <draw:g>
                  <svg:desc>Sheet1.F9:Sheet1.F9</svg:desc>
                </draw:g>
              </table:table-cell>
              <table:table-cell office:value-type="string">
                <text:p>6 threads</text:p>
                <draw:g>
                  <svg:desc>Sheet1.G9:Sheet1.G9</svg:desc>
                </draw:g>
              </table:table-cell>
              <table:table-cell office:value-type="string">
                <text:p>7 threads</text:p>
                <draw:g>
                  <svg:desc>Sheet1.H9:Sheet1.H9</svg:desc>
                </draw:g>
              </table:table-cell>
              <table:table-cell office:value-type="string">
                <text:p>8 threads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10:Sheet1.A15</svg:desc>
                </draw:g>
              </table:table-cell>
              <table:table-cell office:value-type="float" office:value="0.0469228">
                <text:p>0.0469228</text:p>
                <draw:g>
                  <svg:desc>Sheet1.B10:Sheet1.B15</svg:desc>
                </draw:g>
              </table:table-cell>
              <table:table-cell office:value-type="float" office:value="0.0278387">
                <text:p>0.0278387</text:p>
                <draw:g>
                  <svg:desc>Sheet1.C10:Sheet1.C15</svg:desc>
                </draw:g>
              </table:table-cell>
              <table:table-cell office:value-type="float" office:value="0.0325104">
                <text:p>0.0325104</text:p>
                <draw:g>
                  <svg:desc>Sheet1.D10:Sheet1.D15</svg:desc>
                </draw:g>
              </table:table-cell>
              <table:table-cell office:value-type="float" office:value="0.0339911">
                <text:p>0.0339911</text:p>
                <draw:g>
                  <svg:desc>Sheet1.E10:Sheet1.E15</svg:desc>
                </draw:g>
              </table:table-cell>
              <table:table-cell office:value-type="float" office:value="0.0326535">
                <text:p>0.0326535</text:p>
                <draw:g>
                  <svg:desc>Sheet1.F10:Sheet1.F15</svg:desc>
                </draw:g>
              </table:table-cell>
              <table:table-cell office:value-type="float" office:value="0.0328994">
                <text:p>0.0328994</text:p>
                <draw:g>
                  <svg:desc>Sheet1.G10:Sheet1.G15</svg:desc>
                </draw:g>
              </table:table-cell>
              <table:table-cell office:value-type="float" office:value="0.0337984">
                <text:p>0.0337984</text:p>
                <draw:g>
                  <svg:desc>Sheet1.H10:Sheet1.H15</svg:desc>
                </draw:g>
              </table:table-cell>
              <table:table-cell office:value-type="float" office:value="0.0279893">
                <text:p>0.0279893</text:p>
                <draw:g>
                  <svg:desc>Sheet1.I10:Sheet1.I1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51413">
                <text:p>0.451413</text:p>
              </table:table-cell>
              <table:table-cell office:value-type="float" office:value="0.251182">
                <text:p>0.251182</text:p>
              </table:table-cell>
              <table:table-cell office:value-type="float" office:value="0.37012">
                <text:p>0.37012</text:p>
              </table:table-cell>
              <table:table-cell office:value-type="float" office:value="0.270722">
                <text:p>0.270722</text:p>
              </table:table-cell>
              <table:table-cell office:value-type="float" office:value="0.271577">
                <text:p>0.271577</text:p>
              </table:table-cell>
              <table:table-cell office:value-type="float" office:value="0.227074">
                <text:p>0.227074</text:p>
              </table:table-cell>
              <table:table-cell office:value-type="float" office:value="0.216967">
                <text:p>0.216967</text:p>
              </table:table-cell>
              <table:table-cell office:value-type="float" office:value="0.223604">
                <text:p>0.22360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51243">
                <text:p>1.51243</text:p>
              </table:table-cell>
              <table:table-cell office:value-type="float" office:value="0.87733">
                <text:p>0.87733</text:p>
              </table:table-cell>
              <table:table-cell office:value-type="float" office:value="1.15905">
                <text:p>1.15905</text:p>
              </table:table-cell>
              <table:table-cell office:value-type="float" office:value="0.945113">
                <text:p>0.945113</text:p>
              </table:table-cell>
              <table:table-cell office:value-type="float" office:value="0.917529">
                <text:p>0.917529</text:p>
              </table:table-cell>
              <table:table-cell office:value-type="float" office:value="0.758115">
                <text:p>0.758115</text:p>
              </table:table-cell>
              <table:table-cell office:value-type="float" office:value="0.764295">
                <text:p>0.764295</text:p>
              </table:table-cell>
              <table:table-cell office:value-type="float" office:value="0.751618">
                <text:p>0.7516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48222">
                <text:p>3.48222</text:p>
              </table:table-cell>
              <table:table-cell office:value-type="float" office:value="2.01844">
                <text:p>2.01844</text:p>
              </table:table-cell>
              <table:table-cell office:value-type="float" office:value="2.66351">
                <text:p>2.66351</text:p>
              </table:table-cell>
              <table:table-cell office:value-type="float" office:value="2.22776">
                <text:p>2.22776</text:p>
              </table:table-cell>
              <table:table-cell office:value-type="float" office:value="2.19835">
                <text:p>2.19835</text:p>
              </table:table-cell>
              <table:table-cell office:value-type="float" office:value="1.85517">
                <text:p>1.85517</text:p>
              </table:table-cell>
              <table:table-cell office:value-type="float" office:value="1.7764">
                <text:p>1.7764</text:p>
              </table:table-cell>
              <table:table-cell office:value-type="float" office:value="1.77907">
                <text:p>1.7790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.6723">
                <text:p>6.6723</text:p>
              </table:table-cell>
              <table:table-cell office:value-type="float" office:value="3.88947">
                <text:p>3.88947</text:p>
              </table:table-cell>
              <table:table-cell office:value-type="float" office:value="3.97374">
                <text:p>3.97374</text:p>
              </table:table-cell>
              <table:table-cell office:value-type="float" office:value="3.74681">
                <text:p>3.74681</text:p>
              </table:table-cell>
              <table:table-cell office:value-type="float" office:value="4.15977">
                <text:p>4.15977</text:p>
              </table:table-cell>
              <table:table-cell office:value-type="float" office:value="3.57026">
                <text:p>3.57026</text:p>
              </table:table-cell>
              <table:table-cell office:value-type="float" office:value="3.5475">
                <text:p>3.5475</text:p>
              </table:table-cell>
              <table:table-cell office:value-type="float" office:value="3.57632">
                <text:p>3.5763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.3565">
                <text:p>11.3565</text:p>
              </table:table-cell>
              <table:table-cell office:value-type="float" office:value="6.63105">
                <text:p>6.63105</text:p>
              </table:table-cell>
              <table:table-cell office:value-type="float" office:value="6.66439">
                <text:p>6.66439</text:p>
              </table:table-cell>
              <table:table-cell office:value-type="float" office:value="5.70318">
                <text:p>5.70318</text:p>
              </table:table-cell>
              <table:table-cell office:value-type="float" office:value="6.9382">
                <text:p>6.9382</text:p>
              </table:table-cell>
              <table:table-cell office:value-type="float" office:value="6.12281">
                <text:p>6.12281</text:p>
              </table:table-cell>
              <table:table-cell office:value-type="float" office:value="6.21853">
                <text:p>6.21853</text:p>
              </table:table-cell>
              <table:table-cell office:value-type="float" office:value="6.10132">
                <text:p>6.10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